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rms of Services for Secure Cloud Banking</text:p>
      <text:p text:style-name="Standard"/>
      <text:p text:style-name="Standard"/>
      <text:list xml:id="list35408813" text:style-name="L1">
        <text:list-item>
          <text:p text:style-name="P1">SCB offers only a technology demonstration.</text:p>
        </text:list-item>
        <text:list-item>
          <text:p text:style-name="P1">SCB is not a really bank</text:p>
        </text:list-item>
        <text:list-item>
          <text:p text:style-name="P1">SCB is still in development.</text:p>
        </text:list-item>
      </text:list>
      <text:p text:style-name="Standard"/>
      <text:p text:style-name="Standard">With using SCB I accept the abov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24T15:29:12.06</meta:creation-date>
    <meta:document-statistic meta:table-count="0" meta:image-count="0" meta:object-count="0" meta:page-count="1" meta:paragraph-count="5" meta:word-count="34" meta:character-count="177"/>
    <dc:date>2010-08-24T15:31:36.51</dc:date>
    <meta:editing-duration>PT00H02M27S</meta:editing-duration>
    <meta:editing-cycles>1</meta:editing-cycles>
    <meta:generator>OpenOffice.org/3.2$Win32 OpenOffice.org_project/320m18$Build-9502</meta:generator>
  </office:meta>
</office:document-meta>
</file>